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3354e" officeooo:paragraph-rsid="0013354e" style:font-weight-asian="bold" style:font-weight-complex="bold"/>
    </style:style>
    <style:style style:name="P2" style:family="paragraph" style:parent-style-name="Standard">
      <style:text-properties fo:font-weight="bold" officeooo:rsid="00141481" officeooo:paragraph-rsid="00141481" style:font-weight-asian="bold" style:font-weight-complex="bold"/>
    </style:style>
    <style:style style:name="P3" style:family="paragraph" style:parent-style-name="Standard">
      <style:text-properties fo:font-weight="normal" officeooo:rsid="0013354e" officeooo:paragraph-rsid="0013354e" style:font-weight-asian="normal" style:font-weight-complex="normal"/>
    </style:style>
    <style:style style:name="P4" style:family="paragraph" style:parent-style-name="Standard">
      <style:text-properties fo:font-weight="normal" officeooo:rsid="0013354e" officeooo:paragraph-rsid="0017362f" style:font-weight-asian="normal" style:font-weight-complex="normal"/>
    </style:style>
    <style:style style:name="P5" style:family="paragraph" style:parent-style-name="Standard" style:list-style-name="L1">
      <style:text-properties fo:font-weight="normal" officeooo:rsid="0013354e" officeooo:paragraph-rsid="0013354e" style:font-weight-asian="normal" style:font-weight-complex="normal"/>
    </style:style>
    <style:style style:name="P6" style:family="paragraph" style:parent-style-name="Standard" style:list-style-name="L2">
      <style:text-properties fo:font-weight="normal" officeooo:rsid="0013354e" officeooo:paragraph-rsid="0013354e" style:font-weight-asian="normal" style:font-weight-complex="normal"/>
    </style:style>
    <style:style style:name="P7" style:family="paragraph" style:parent-style-name="Standard" style:list-style-name="L4">
      <style:text-properties fo:font-weight="normal" officeooo:rsid="0013354e" officeooo:paragraph-rsid="00141481" style:font-weight-asian="normal" style:font-weight-complex="normal"/>
    </style:style>
    <style:style style:name="P8" style:family="paragraph" style:parent-style-name="Standard" style:list-style-name="L5">
      <style:text-properties fo:font-weight="normal" officeooo:rsid="0013354e" officeooo:paragraph-rsid="001a5a2a" style:font-weight-asian="normal" style:font-weight-complex="normal"/>
    </style:style>
    <style:style style:name="P9" style:family="paragraph" style:parent-style-name="Standard" style:list-style-name="L6">
      <style:text-properties fo:font-weight="normal" officeooo:rsid="0013354e" officeooo:paragraph-rsid="0071908d" style:font-weight-asian="normal" style:font-weight-complex="normal"/>
    </style:style>
    <style:style style:name="P10" style:family="paragraph" style:parent-style-name="Standard" style:list-style-name="L7">
      <style:text-properties fo:font-weight="normal" officeooo:rsid="0013354e" officeooo:paragraph-rsid="00bd5005" style:font-weight-asian="normal" style:font-weight-complex="normal"/>
    </style:style>
    <style:style style:name="P11" style:family="paragraph" style:parent-style-name="Standard" style:list-style-name="L8">
      <style:text-properties fo:font-weight="normal" officeooo:rsid="0013354e" officeooo:paragraph-rsid="002dbce3" style:font-weight-asian="normal" style:font-weight-complex="normal"/>
    </style:style>
    <style:style style:name="P12" style:family="paragraph" style:parent-style-name="Standard" style:list-style-name="L10">
      <style:text-properties fo:font-weight="normal" officeooo:rsid="0013354e" officeooo:paragraph-rsid="00271ccf" style:font-weight-asian="normal" style:font-weight-complex="normal"/>
    </style:style>
    <style:style style:name="P13" style:family="paragraph" style:parent-style-name="Standard" style:list-style-name="L10">
      <style:text-properties fo:font-weight="normal" officeooo:rsid="0013354e" officeooo:paragraph-rsid="0028d93f" style:font-weight-asian="normal" style:font-weight-complex="normal"/>
    </style:style>
    <style:style style:name="P14" style:family="paragraph" style:parent-style-name="Standard" style:list-style-name="L11">
      <style:text-properties fo:font-weight="normal" officeooo:rsid="0013354e" officeooo:paragraph-rsid="00271ccf" style:font-weight-asian="normal" style:font-weight-complex="normal"/>
    </style:style>
    <style:style style:name="P15" style:family="paragraph" style:parent-style-name="Standard" style:list-style-name="L12">
      <style:text-properties fo:font-weight="normal" officeooo:rsid="0013354e" officeooo:paragraph-rsid="00271ccf" style:font-weight-asian="normal" style:font-weight-complex="normal"/>
    </style:style>
    <style:style style:name="P16" style:family="paragraph" style:parent-style-name="Standard" style:list-style-name="L13">
      <style:text-properties fo:font-weight="normal" officeooo:rsid="0013354e" officeooo:paragraph-rsid="00271ccf" style:font-weight-asian="normal" style:font-weight-complex="normal"/>
    </style:style>
    <style:style style:name="P17" style:family="paragraph" style:parent-style-name="Standard" style:list-style-name="L14">
      <style:text-properties fo:font-weight="normal" officeooo:rsid="0013354e" officeooo:paragraph-rsid="0028d93f" style:font-weight-asian="normal" style:font-weight-complex="normal"/>
    </style:style>
    <style:style style:name="P18" style:family="paragraph" style:parent-style-name="Standard" style:list-style-name="L15">
      <style:text-properties fo:font-weight="normal" officeooo:rsid="0013354e" officeooo:paragraph-rsid="0028d93f" style:font-weight-asian="normal" style:font-weight-complex="normal"/>
    </style:style>
    <style:style style:name="P19" style:family="paragraph" style:parent-style-name="Standard" style:list-style-name="L16">
      <style:text-properties fo:font-weight="normal" officeooo:rsid="0013354e" officeooo:paragraph-rsid="0028d93f" style:font-weight-asian="normal" style:font-weight-complex="normal"/>
    </style:style>
    <style:style style:name="P20" style:family="paragraph" style:parent-style-name="Standard" style:list-style-name="L17">
      <style:text-properties fo:font-weight="normal" officeooo:rsid="0013354e" officeooo:paragraph-rsid="0028d93f" style:font-weight-asian="normal" style:font-weight-complex="normal"/>
    </style:style>
    <style:style style:name="P21" style:family="paragraph" style:parent-style-name="Standard" style:list-style-name="L18">
      <style:text-properties fo:font-weight="normal" officeooo:rsid="0013354e" officeooo:paragraph-rsid="0013354e" style:font-weight-asian="normal" style:font-weight-complex="normal"/>
    </style:style>
    <style:style style:name="P22" style:family="paragraph" style:parent-style-name="Standard" style:list-style-name="L18">
      <style:text-properties fo:font-weight="normal" officeooo:rsid="0013354e" officeooo:paragraph-rsid="00459d35" style:font-weight-asian="normal" style:font-weight-complex="normal"/>
    </style:style>
    <style:style style:name="P23" style:family="paragraph" style:parent-style-name="Standard" style:list-style-name="L6">
      <style:text-properties fo:font-weight="normal" officeooo:rsid="0017362f" officeooo:paragraph-rsid="0071908d" style:font-weight-asian="normal" style:font-weight-complex="normal"/>
    </style:style>
    <style:style style:name="P24" style:family="paragraph" style:parent-style-name="Standard" style:list-style-name="L6">
      <style:text-properties fo:font-weight="normal" officeooo:rsid="0092567e" officeooo:paragraph-rsid="0092567e" style:font-weight-asian="normal" style:font-weight-complex="normal"/>
    </style:style>
    <style:style style:name="P25" style:family="paragraph" style:parent-style-name="Standard" style:list-style-name="L6">
      <style:text-properties fo:font-weight="normal" officeooo:rsid="00a44ac9" officeooo:paragraph-rsid="00a44ac9" style:font-weight-asian="normal" style:font-weight-complex="normal"/>
    </style:style>
    <style:style style:name="P26" style:family="paragraph" style:parent-style-name="Standard" style:list-style-name="L6">
      <style:text-properties fo:font-weight="normal" officeooo:rsid="001ae5b7" officeooo:paragraph-rsid="0071908d" style:font-weight-asian="normal" style:font-weight-complex="normal"/>
    </style:style>
    <style:style style:name="P27" style:family="paragraph" style:parent-style-name="Standard" style:list-style-name="L6">
      <style:text-properties fo:font-weight="normal" officeooo:rsid="00ae058d" officeooo:paragraph-rsid="00ae058d" style:font-weight-asian="normal" style:font-weight-complex="normal"/>
    </style:style>
    <style:style style:name="P28" style:family="paragraph" style:parent-style-name="Standard" style:list-style-name="L6">
      <style:text-properties fo:font-weight="normal" officeooo:rsid="00af4bd6" officeooo:paragraph-rsid="00af4bd6" style:font-weight-asian="normal" style:font-weight-complex="normal"/>
    </style:style>
    <style:style style:name="P29" style:family="paragraph" style:parent-style-name="Standard" style:list-style-name="L6">
      <style:text-properties fo:font-weight="normal" officeooo:rsid="00b52b90" officeooo:paragraph-rsid="00b52b90" style:font-weight-asian="normal" style:font-weight-complex="normal"/>
    </style:style>
    <style:style style:name="P30" style:family="paragraph" style:parent-style-name="Standard" style:list-style-name="L6">
      <style:text-properties fo:font-weight="normal" officeooo:rsid="001b529f" officeooo:paragraph-rsid="001b529f" style:font-weight-asian="normal" style:font-weight-complex="normal"/>
    </style:style>
    <style:style style:name="P31" style:family="paragraph" style:parent-style-name="Standard" style:list-style-name="L19">
      <style:text-properties fo:font-weight="normal" officeooo:rsid="003bd992" officeooo:paragraph-rsid="003bd992" style:font-weight-asian="normal" style:font-weight-complex="normal"/>
    </style:style>
    <style:style style:name="P32" style:family="paragraph" style:parent-style-name="Standard" style:list-style-name="L20">
      <style:text-properties fo:font-weight="normal" officeooo:rsid="004a7ffb" officeooo:paragraph-rsid="004a7ffb" style:font-weight-asian="normal" style:font-weight-complex="normal"/>
    </style:style>
    <style:style style:name="P33" style:family="paragraph" style:parent-style-name="Standard" style:list-style-name="L21">
      <style:text-properties fo:font-weight="normal" officeooo:rsid="004d2720" officeooo:paragraph-rsid="004d2720" style:font-weight-asian="normal" style:font-weight-complex="normal"/>
    </style:style>
    <style:style style:name="P34" style:family="paragraph" style:parent-style-name="Standard" style:list-style-name="L18">
      <style:text-properties fo:font-weight="normal" officeooo:rsid="00530fe3" officeooo:paragraph-rsid="00530fe3" style:font-weight-asian="normal" style:font-weight-complex="normal"/>
    </style:style>
    <style:style style:name="P35" style:family="paragraph" style:parent-style-name="Standard" style:list-style-name="L18">
      <style:text-properties fo:font-weight="normal" officeooo:rsid="0050687e" officeooo:paragraph-rsid="0050687e" style:font-weight-asian="normal" style:font-weight-complex="normal"/>
    </style:style>
    <style:style style:name="P36" style:family="paragraph" style:parent-style-name="Standard" style:list-style-name="L18">
      <style:text-properties fo:font-weight="normal" officeooo:rsid="0057235d" officeooo:paragraph-rsid="006424fc" style:font-weight-asian="normal" style:font-weight-complex="normal"/>
    </style:style>
    <style:style style:name="P37" style:family="paragraph" style:parent-style-name="Standard" style:list-style-name="L18">
      <style:text-properties fo:font-weight="normal" officeooo:rsid="006424fc" officeooo:paragraph-rsid="006424fc" style:font-weight-asian="normal" style:font-weight-complex="normal"/>
    </style:style>
    <style:style style:name="P38" style:family="paragraph" style:parent-style-name="Standard" style:list-style-name="L18">
      <style:text-properties fo:font-weight="normal" officeooo:rsid="004efcfc" officeooo:paragraph-rsid="004efcfc" style:font-weight-asian="normal" style:font-weight-complex="normal"/>
    </style:style>
    <style:style style:name="P39" style:family="paragraph" style:parent-style-name="Standard" style:list-style-name="L18">
      <style:text-properties fo:font-weight="normal" officeooo:rsid="004efcfc" officeooo:paragraph-rsid="005c9b1c" style:font-weight-asian="normal" style:font-weight-complex="normal"/>
    </style:style>
    <style:style style:name="P40" style:family="paragraph" style:parent-style-name="Standard" style:list-style-name="L18">
      <style:text-properties fo:font-weight="normal" officeooo:rsid="005c9b1c" officeooo:paragraph-rsid="005c9b1c" style:font-weight-asian="normal" style:font-weight-complex="normal"/>
    </style:style>
    <style:style style:name="P41" style:family="paragraph" style:parent-style-name="Standard" style:list-style-name="L18">
      <style:text-properties fo:font-weight="normal" officeooo:rsid="00505750" officeooo:paragraph-rsid="005c9b1c" style:font-weight-asian="normal" style:font-weight-complex="normal"/>
    </style:style>
    <style:style style:name="P42" style:family="paragraph" style:parent-style-name="Standard" style:list-style-name="L18">
      <style:text-properties fo:font-weight="normal" officeooo:rsid="00505750" officeooo:paragraph-rsid="00505750" style:font-weight-asian="normal" style:font-weight-complex="normal"/>
    </style:style>
    <style:style style:name="P43" style:family="paragraph" style:parent-style-name="Standard" style:list-style-name="L3">
      <style:text-properties officeooo:rsid="00141481" officeooo:paragraph-rsid="00141481"/>
    </style:style>
    <style:style style:name="P44" style:family="paragraph" style:parent-style-name="Standard" style:list-style-name="L4">
      <style:text-properties officeooo:paragraph-rsid="00141481"/>
    </style:style>
    <style:style style:name="P45" style:family="paragraph" style:parent-style-name="Standard" style:list-style-name="L5">
      <style:text-properties officeooo:paragraph-rsid="0025bd70"/>
    </style:style>
    <style:style style:name="P46" style:family="paragraph" style:parent-style-name="Standard" style:list-style-name="L6">
      <style:text-properties officeooo:paragraph-rsid="0071908d"/>
    </style:style>
    <style:style style:name="P47" style:family="paragraph" style:parent-style-name="Standard" style:list-style-name="L6">
      <style:text-properties officeooo:rsid="008c21da" officeooo:paragraph-rsid="008c21da"/>
    </style:style>
    <style:style style:name="P48" style:family="paragraph" style:parent-style-name="Standard" style:list-style-name="L6">
      <style:text-properties officeooo:rsid="001a5a2a" officeooo:paragraph-rsid="0071908d"/>
    </style:style>
    <style:style style:name="P49" style:family="paragraph" style:parent-style-name="Standard" style:list-style-name="L6">
      <style:text-properties officeooo:rsid="001a5a2a" officeooo:paragraph-rsid="0092567e"/>
    </style:style>
    <style:style style:name="P50" style:family="paragraph" style:parent-style-name="Standard" style:list-style-name="L7">
      <style:text-properties officeooo:rsid="001a5a2a" officeooo:paragraph-rsid="001a5a2a"/>
    </style:style>
    <style:style style:name="P51" style:family="paragraph" style:parent-style-name="Standard" style:list-style-name="L6">
      <style:text-properties officeooo:rsid="009bb313" officeooo:paragraph-rsid="009bb313"/>
    </style:style>
    <style:style style:name="P52" style:family="paragraph" style:parent-style-name="Standard" style:list-style-name="L6">
      <style:text-properties officeooo:rsid="00ac4f59" officeooo:paragraph-rsid="00ac4f59"/>
    </style:style>
    <style:style style:name="P53" style:family="paragraph" style:parent-style-name="Standard" style:list-style-name="L6">
      <style:text-properties officeooo:rsid="00af4bd6" officeooo:paragraph-rsid="00af4bd6"/>
    </style:style>
    <style:style style:name="P54" style:family="paragraph" style:parent-style-name="Standard" style:list-style-name="L6">
      <style:text-properties officeooo:rsid="00b52b90" officeooo:paragraph-rsid="00b52b90"/>
    </style:style>
    <style:style style:name="P55" style:family="paragraph" style:parent-style-name="Standard" style:list-style-name="L6">
      <style:text-properties officeooo:rsid="001ae5b7" officeooo:paragraph-rsid="0071908d"/>
    </style:style>
    <style:style style:name="P56" style:family="paragraph" style:parent-style-name="Standard" style:list-style-name="L7">
      <style:text-properties fo:font-weight="bold" officeooo:rsid="0013354e" officeooo:paragraph-rsid="00bd5005" style:font-weight-asian="bold" style:font-weight-complex="bold"/>
    </style:style>
    <style:style style:name="P57" style:family="paragraph" style:parent-style-name="Standard" style:list-style-name="L18">
      <style:text-properties fo:font-weight="bold" officeooo:rsid="0013354e" officeooo:paragraph-rsid="0013354e" style:font-weight-asian="bold" style:font-weight-complex="bold"/>
    </style:style>
    <style:style style:name="P58" style:family="paragraph" style:parent-style-name="Standard" style:list-style-name="L18">
      <style:text-properties fo:font-weight="bold" officeooo:rsid="0013354e" officeooo:paragraph-rsid="0050687e" style:font-weight-asian="bold" style:font-weight-complex="bold"/>
    </style:style>
    <style:style style:name="P59" style:family="paragraph" style:parent-style-name="Standard" style:list-style-name="L18">
      <style:text-properties fo:font-weight="bold" officeooo:rsid="0013354e" officeooo:paragraph-rsid="00682aee" style:font-weight-asian="bold" style:font-weight-complex="bold"/>
    </style:style>
    <style:style style:name="P60" style:family="paragraph" style:parent-style-name="Standard" style:list-style-name="L18">
      <style:text-properties fo:font-weight="bold" officeooo:rsid="0013354e" officeooo:paragraph-rsid="00660eec" style:font-weight-asian="bold" style:font-weight-complex="bold"/>
    </style:style>
    <style:style style:name="P61" style:family="paragraph" style:parent-style-name="Standard" style:list-style-name="L20">
      <style:text-properties fo:font-weight="bold" officeooo:rsid="003d0db3" officeooo:paragraph-rsid="003d0db3" style:font-weight-asian="bold" style:font-weight-complex="bold"/>
    </style:style>
    <style:style style:name="P62" style:family="paragraph" style:parent-style-name="Standard" style:list-style-name="L18">
      <style:text-properties fo:font-weight="bold" officeooo:rsid="006424fc" officeooo:paragraph-rsid="006424fc" style:font-weight-asian="bold" style:font-weight-complex="bold"/>
    </style:style>
    <style:style style:name="P63" style:family="paragraph" style:parent-style-name="Standard" style:list-style-name="L18">
      <style:text-properties fo:font-weight="bold" officeooo:rsid="00487aaa" officeooo:paragraph-rsid="00487aaa" style:font-weight-asian="bold" style:font-weight-complex="bold"/>
    </style:style>
    <style:style style:name="P64" style:family="paragraph" style:parent-style-name="Standard" style:list-style-name="L8">
      <style:text-properties officeooo:paragraph-rsid="0028d93f"/>
    </style:style>
    <style:style style:name="P65" style:family="paragraph" style:parent-style-name="Standard" style:list-style-name="L8">
      <style:text-properties officeooo:paragraph-rsid="0029d26d"/>
    </style:style>
    <style:style style:name="P66" style:family="paragraph" style:parent-style-name="Standard" style:list-style-name="L8">
      <style:text-properties officeooo:paragraph-rsid="002dbce3"/>
    </style:style>
    <style:style style:name="P67" style:family="paragraph" style:parent-style-name="Standard" style:list-style-name="L9">
      <style:text-properties officeooo:paragraph-rsid="00271ccf"/>
    </style:style>
    <style:style style:name="P68" style:family="paragraph" style:parent-style-name="Standard" style:list-style-name="L14">
      <style:text-properties officeooo:paragraph-rsid="0028d93f"/>
    </style:style>
    <style:style style:name="T1" style:family="text">
      <style:text-properties fo:font-weight="normal" style:font-weight-asian="normal" style:font-weight-complex="normal"/>
    </style:style>
    <style:style style:name="T2" style:family="text">
      <style:text-properties fo:font-weight="normal" officeooo:rsid="0013354e" style:font-weight-asian="normal" style:font-weight-complex="normal"/>
    </style:style>
    <style:style style:name="T3" style:family="text">
      <style:text-properties fo:font-weight="normal" officeooo:rsid="001ae5b7" style:font-weight-asian="normal" style:font-weight-complex="normal"/>
    </style:style>
    <style:style style:name="T4" style:family="text">
      <style:text-properties fo:font-weight="normal" officeooo:rsid="00271ccf" style:font-weight-asian="normal" style:font-weight-complex="normal"/>
    </style:style>
    <style:style style:name="T5" style:family="text">
      <style:text-properties fo:font-weight="normal" officeooo:rsid="0028d93f" style:font-weight-asian="normal" style:font-weight-complex="normal"/>
    </style:style>
    <style:style style:name="T6" style:family="text">
      <style:text-properties fo:font-weight="normal" officeooo:rsid="0029d26d" style:font-weight-asian="normal" style:font-weight-complex="normal"/>
    </style:style>
    <style:style style:name="T7" style:family="text">
      <style:text-properties fo:font-weight="normal" officeooo:rsid="002b7f8d" style:font-weight-asian="normal" style:font-weight-complex="normal"/>
    </style:style>
    <style:style style:name="T8" style:family="text">
      <style:text-properties fo:font-weight="normal" officeooo:rsid="002dbce3" style:font-weight-asian="normal" style:font-weight-complex="normal"/>
    </style:style>
    <style:style style:name="T9" style:family="text">
      <style:text-properties fo:font-weight="normal" officeooo:rsid="003bfc06" style:font-weight-asian="normal" style:font-weight-complex="normal"/>
    </style:style>
    <style:style style:name="T10" style:family="text">
      <style:text-properties fo:font-weight="normal" officeooo:rsid="004aa8f2" style:font-weight-asian="normal" style:font-weight-complex="normal"/>
    </style:style>
    <style:style style:name="T11" style:family="text">
      <style:text-properties fo:font-weight="normal" officeooo:rsid="004b9133" style:font-weight-asian="normal" style:font-weight-complex="normal"/>
    </style:style>
    <style:style style:name="T12" style:family="text">
      <style:text-properties fo:font-weight="normal" officeooo:rsid="00478380" style:font-weight-asian="normal" style:font-weight-complex="normal"/>
    </style:style>
    <style:style style:name="T13" style:family="text">
      <style:text-properties fo:font-weight="normal" officeooo:rsid="00660eec" style:font-weight-asian="normal" style:font-weight-complex="normal"/>
    </style:style>
    <style:style style:name="T14" style:family="text">
      <style:text-properties fo:font-weight="normal" officeooo:rsid="0066fb0f" style:font-weight-asian="normal" style:font-weight-complex="normal"/>
    </style:style>
    <style:style style:name="T15" style:family="text">
      <style:text-properties fo:font-weight="normal" officeooo:rsid="0071908d" style:font-weight-asian="normal" style:font-weight-complex="normal"/>
    </style:style>
    <style:style style:name="T16" style:family="text">
      <style:text-properties fo:font-weight="normal" officeooo:rsid="00719195" style:font-weight-asian="normal" style:font-weight-complex="normal"/>
    </style:style>
    <style:style style:name="T17" style:family="text">
      <style:text-properties fo:font-weight="normal" officeooo:rsid="001a5a2a" style:font-weight-asian="normal" style:font-weight-complex="normal"/>
    </style:style>
    <style:style style:name="T18" style:family="text">
      <style:text-properties fo:font-weight="normal" officeooo:rsid="0090ade7" style:font-weight-asian="normal" style:font-weight-complex="normal"/>
    </style:style>
    <style:style style:name="T19" style:family="text">
      <style:text-properties fo:font-weight="normal" officeooo:rsid="0092567e" style:font-weight-asian="normal" style:font-weight-complex="normal"/>
    </style:style>
    <style:style style:name="T20" style:family="text">
      <style:text-properties fo:font-weight="normal" officeooo:rsid="009bb313" style:font-weight-asian="normal" style:font-weight-complex="normal"/>
    </style:style>
    <style:style style:name="T21" style:family="text">
      <style:text-properties fo:font-weight="normal" officeooo:rsid="00a9b39e" style:font-weight-asian="normal" style:font-weight-complex="normal"/>
    </style:style>
    <style:style style:name="T22" style:family="text">
      <style:text-properties fo:font-weight="normal" officeooo:rsid="00b2ea1b" style:font-weight-asian="normal" style:font-weight-complex="normal"/>
    </style:style>
    <style:style style:name="T23" style:family="text">
      <style:text-properties fo:font-weight="normal" officeooo:rsid="00ba23c9" style:font-weight-asian="normal" style:font-weight-complex="normal"/>
    </style:style>
    <style:style style:name="T24" style:family="text">
      <style:text-properties fo:font-weight="normal" officeooo:rsid="00bc9fce" style:font-weight-asian="normal" style:font-weight-complex="normal"/>
    </style:style>
    <style:style style:name="T25" style:family="text">
      <style:text-properties fo:font-weight="bold" style:font-weight-asian="bold" style:font-weight-complex="bold"/>
    </style:style>
    <style:style style:name="T26" style:family="text">
      <style:text-properties fo:font-weight="bold" officeooo:rsid="0013354e" style:font-weight-asian="bold" style:font-weight-complex="bold"/>
    </style:style>
    <style:style style:name="T27" style:family="text">
      <style:text-properties fo:font-weight="bold" officeooo:rsid="00190370" style:font-weight-asian="bold" style:font-weight-complex="bold"/>
    </style:style>
    <style:style style:name="T28" style:family="text">
      <style:text-properties fo:font-weight="bold" officeooo:rsid="00478380" style:font-weight-asian="bold" style:font-weight-complex="bold"/>
    </style:style>
    <style:style style:name="T29" style:family="text">
      <style:text-properties fo:font-weight="bold" officeooo:rsid="00562813" style:font-weight-asian="bold" style:font-weight-complex="bold"/>
    </style:style>
    <style:style style:name="T30" style:family="text">
      <style:text-properties officeooo:rsid="0021ab3a"/>
    </style:style>
    <style:style style:name="T31" style:family="text">
      <style:text-properties officeooo:rsid="0039f211"/>
    </style:style>
    <style:style style:name="T32" style:family="text">
      <style:text-properties officeooo:rsid="004efcfc"/>
    </style:style>
    <style:style style:name="T33" style:family="text">
      <style:text-properties officeooo:rsid="00505750"/>
    </style:style>
    <style:style style:name="T34" style:family="text">
      <style:text-properties officeooo:rsid="00562813"/>
    </style:style>
    <style:style style:name="T35" style:family="text">
      <style:text-properties officeooo:rsid="0056f82c"/>
    </style:style>
    <style:style style:name="T36" style:family="text">
      <style:text-properties officeooo:rsid="005c9b1c"/>
    </style:style>
    <style:style style:name="T37" style:family="text">
      <style:text-properties officeooo:rsid="0065b3a3"/>
    </style:style>
    <style:style style:name="T38" style:family="text">
      <style:text-properties officeooo:rsid="00660eec"/>
    </style:style>
    <style:style style:name="T39" style:family="text">
      <style:text-properties officeooo:rsid="00751ae6"/>
    </style:style>
    <style:style style:name="T40" style:family="text">
      <style:text-properties officeooo:rsid="00792ab2"/>
    </style:style>
    <style:style style:name="T41" style:family="text">
      <style:text-properties officeooo:rsid="00b7ab88"/>
    </style:style>
    <style:style style:name="T42" style:family="text">
      <style:text-properties officeooo:rsid="00bd500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hat to do:</text:p>
      <text:list xml:id="list4160229095" text:style-name="L1">
        <text:list-item>
          <text:p text:style-name="P5">Implement a network file-transfer system, consisting of both a server and a client.</text:p>
        </text:list-item>
        <text:list-item>
          <text:p text:style-name="P5">The system must protect the confidentiality and integrity of data while in transit over the internet and defend against the following 3 types of attacks:</text:p>
        </text:list-item>
      </text:list>
      <text:list xml:id="list2419432478" text:style-name="L2">
        <text:list-item>
          <text:p text:style-name="P6">Eavesdropping</text:p>
        </text:list-item>
        <text:list-item>
          <text:p text:style-name="P6">Man-in-the-middle attacks</text:p>
        </text:list-item>
        <text:list-item>
          <text:p text:style-name="P6">Replay attacks</text:p>
          <text:p text:style-name="P6"/>
        </text:list-item>
      </text:list>
      <text:list xml:id="list1215947636" text:style-name="L3">
        <text:list-item>
          <text:p text:style-name="P43"><text:span text:style-name="T2">T</text:span><text:span text:style-name="T1">he file-transfer system must consist of two programs:</text:span></text:p>
        </text:list-item>
      </text:list>
      <text:list xml:id="list3932684791" text:style-name="L4">
        <text:list-item>
          <text:p text:style-name="P44"><text:span text:style-name="T26">ftserv</text:span><text:span text:style-name="T2">: a server that server a file.</text:span></text:p>
        </text:list-item>
        <text:list-item>
          <text:p text:style-name="P44"><text:span text:style-name="T26">Ftclient</text:span><text:span text:style-name="T2">: a client program that can download that file.</text:span></text:p>
          <text:p text:style-name="P7"/>
        </text:list-item>
      </text:list>
      <text:list xml:id="list2685362249" text:style-name="L5">
        <text:list-item>
          <text:p text:style-name="P8">The server and the client MUST run as separate processes that only communicate over TCP sockets.</text:p>
        </text:list-item>
        <text:list-item>
          <text:p text:style-name="P45"><text:span text:style-name="T12">You </text:span><text:span text:style-name="T2">are not required to actually implement a cryptographic algorithm!</text:span></text:p>
        </text:list-item>
      </text:list>
      <text:p text:style-name="P2"/>
      <text:p text:style-name="P2">How to do it:</text:p>
      <text:list xml:id="list2988462267" text:style-name="L6">
        <text:list-item>
          <text:p text:style-name="P23">Implement two programs:</text:p>
          <text:list>
            <text:list-item>
              <text:p text:style-name="P46"><text:span text:style-name="T26">ftserv</text:span><text:span text:style-name="T2">: a server </text:span><text:span text:style-name="T15">that provides</text:span><text:span text:style-name="T2"> a file.</text:span></text:p>
              <text:list>
                <text:list-item>
                  <text:p text:style-name="P47"><text:span text:style-name="T2">S</text:span><text:span text:style-name="T1">et up and wait for a connection using </text:span><text:span text:style-name="T17">sockets.</text:span></text:p>
                </text:list-item>
                <text:list-item>
                  <text:p text:style-name="P48"><text:span text:style-name="T18">Establish an incoming connection</text:span><text:span text:style-name="T2">.</text:span></text:p>
                </text:list-item>
                <text:list-item>
                  <text:p text:style-name="P49"><text:span text:style-name="T2">Once a client has connected, </text:span><text:span text:style-name="T19">exchange public keys.</text:span></text:p>
                </text:list-item>
                <text:list-item>
                  <text:p text:style-name="P24">Create a “session key” and encrypt it with RSA.</text:p>
                </text:list-item>
                <text:list-item>
                  <text:p text:style-name="P49"><text:span text:style-name="T19">Send the encrypted “</text:span><text:span text:style-name="T20">session </text:span><text:span text:style-name="T19">key” to the client.</text:span></text:p>
                  <text:list>
                    <text:list-item>
                      <text:p text:style-name="P49"><text:span text:style-name="T19">The client will decrypt the </text:span><text:span text:style-name="T20">message and obtain the </text:span><text:span text:style-name="T19">“</text:span><text:span text:style-name="T20">session </text:span><text:span text:style-name="T19">key”</text:span></text:p>
                    </text:list-item>
                  </text:list>
                </text:list-item>
                <text:list-item>
                  <text:p text:style-name="P24">Encrypt the file to be sent with EAS and send it to the client.</text:p>
                  <text:list>
                    <text:list-item>
                      <text:p text:style-name="P25">The client will decrypt the file with the “session key”</text:p>
                    </text:list-item>
                  </text:list>
                </text:list-item>
                <text:list-item>
                  <text:p text:style-name="P51"><text:span text:style-name="T21">De</text:span><text:span text:style-name="T1">crypt any incoming messages from the client with the “private/session key” </text:span><text:span text:style-name="T19"><text:s/></text:span></text:p>
                </text:list-item>
                <text:list-item>
                  <text:p text:style-name="P9"/>
                </text:list-item>
                <text:list-item>
                  <text:p text:style-name="P48"><text:span text:style-name="T2">T</text:span><text:span text:style-name="T1">he server </text:span><text:span text:style-name="T3">must require ONLY the following information:</text:span></text:p>
                  <text:list>
                    <text:list-item>
                      <text:p text:style-name="P26">The local file path to the file it is going to serve</text:p>
                    </text:list-item>
                    <text:list-item>
                      <text:p text:style-name="P26">The TCP port number on which it is going to listen for incoming connections. </text:p>
                    </text:list-item>
                  </text:list>
                </text:list-item>
                <text:list-item>
                  <text:p text:style-name="P26">The server should accept the path to the file to serve as a command-line argument. </text:p>
                </text:list-item>
              </text:list>
              <text:p text:style-name="P26"/>
            </text:list-item>
            <text:list-item>
              <text:p text:style-name="P46"><text:span text:style-name="T27">f</text:span><text:span text:style-name="T26">tclient</text:span><text:span text:style-name="T2">: a client program that can download </text:span><text:span text:style-name="T16">a</text:span><text:span text:style-name="T2"> file.</text:span></text:p>
              <text:list>
                <text:list-item>
                  <text:p text:style-name="P52"><text:span text:style-name="T2">T</text:span><text:span text:style-name="T1">ry to establish a connection with the server.</text:span></text:p>
                </text:list-item>
                <text:list-item>
                  <text:p text:style-name="P27">Ask for the public key of the server</text:p>
                </text:list-item>
                <text:list-item>
                  <text:p text:style-name="P27">Send the client public key to the server</text:p>
                  <text:list>
                    <text:list-item>
                      <text:p text:style-name="P28">The server will send a message with an encrypted “session key”</text:p>
                    </text:list-item>
                  </text:list>
                </text:list-item>
                <text:list-item>
                  <text:p text:style-name="P28">Decrypt the message and obtain the “session key”</text:p>
                </text:list-item>
                <text:list-item>
                  <text:p text:style-name="P53"><text:span text:style-name="T1">Use the “session key” to decrypt the file-</text:span><text:span text:style-name="T22">message </text:span><text:span text:style-name="T1">coming from the server</text:span></text:p>
                </text:list-item>
                <text:list-item>
                  <text:p text:style-name="P54"><text:span text:style-name="T1">Re-assemble/</text:span><text:span text:style-name="T24">decipher</text:span><text:span text:style-name="T1"> the file and </text:span><text:span text:style-name="T24">write it to a plain text file in its local file system</text:span></text:p>
                </text:list-item>
                <text:list-item>
                  <text:p text:style-name="P29"/>
                </text:list-item>
                <text:list-item>
                  <text:p text:style-name="P55"><text:span text:style-name="T2">T</text:span><text:span text:style-name="T1">he client must require ONLY the following information:</text:span></text:p>
                  <text:list>
                    <text:list-item>
                      <text:p text:style-name="P26">The hostname or IP address of the server it is going to connect to</text:p>
                    </text:list-item>
                    <text:list-item>
                      <text:p text:style-name="P26">The TCP port number on which the server is listening</text:p>
                    </text:list-item>
                  </text:list>
                </text:list-item>
                <text:list-item>
                  <text:p text:style-name="P26">The client should accept the hostname of the server to connect to as a command-line argument.</text:p>
                </text:list-item>
              </text:list>
            </text:list-item>
          </text:list>
        </text:list-item>
        <text:list-item>
          <text:p text:style-name="P30"><text:span text:style-name="T41">Use a text file for transferring, but in the end t</text:span>he application should treat the file that is being exchanged as a binary file (no special format)</text:p>
        </text:list-item>
      </text:list>
      <text:list xml:id="list2851131405" text:style-name="L7">
        <text:list-item>
          <text:p text:style-name="P50"><text:span text:style-name="T2">R</text:span><text:span text:style-name="T1">un the server and the client as separate processes </text:span><text:span text:style-name="T23">which </text:span><text:span text:style-name="T1">communicate over TCP sockets.</text:span></text:p>
        </text:list-item>
        <text:list-item>
          <text:p text:style-name="P56"><text:soft-page-break/><text:span text:style-name="T39">Use asymmetric </text:span>encryption to exchange a symmetric crypto key between the client and the server. <text:span text:style-name="T40">T</text:span>hen use that <text:span text:style-name="T40">symmetric</text:span> key to symmetrically encrypt and decrypt the contents of the file.</text:p>
        </text:list-item>
        <text:list-item>
          <text:p text:style-name="P10">Us<text:span text:style-name="T42">e</text:span> any library offering cryptographic functions.</text:p>
        </text:list-item>
        <text:list-item>
          <text:p text:style-name="P10"><text:span text:style-name="T42">Do not use </text:span>existing implementations of key-exchange protocols.</text:p>
        </text:list-item>
        <text:list-item>
          <text:p text:style-name="P10"><text:span text:style-name="T42">Do not use </text:span>existing libraries for SSL and TLS. If you are in doubt, please contact the TAs.</text:p>
        </text:list-item>
      </text:list>
      <text:p text:style-name="P4"/>
      <text:p text:style-name="P3"/>
      <text:p text:style-name="P3"/>
      <text:p text:style-name="P3"/>
      <text:p text:style-name="P1">Hand-in</text:p>
      <text:list xml:id="list4245117886" text:style-name="L8">
        <text:list-item>
          <text:p text:style-name="P64"><text:span text:style-name="T5">H</text:span><text:span text:style-name="T2">and-in a SINGLE </text:span><text:span text:style-name="T5">zip-file </text:span><text:span text:style-name="T6">called: “</text:span><text:span text:style-name="T2">inf2310-2022-</text:span><text:span text:style-name="T6">mda105</text:span><text:span text:style-name="T2">”</text:span></text:p>
        </text:list-item>
        <text:list-item>
          <text:p text:style-name="P65"><text:span text:style-name="T7">The </text:span><text:span text:style-name="T2">folder with the same name as the </text:span><text:span text:style-name="T6">main</text:span><text:span text:style-name="T2"> filename. Underneath that root folder, there should be a subfolder called “src” containing the source code </text:span><text:span text:style-name="T7">and a “doc” folder containing the report. </text:span><text:span text:style-name="T2"><text:s/></text:span></text:p>
        </text:list-item>
        <text:list-item>
          <text:p text:style-name="P11">The hand-in should also include a README file in the root folder where you give source-code-specific instructions on how to compile and execute your source code.</text:p>
        </text:list-item>
        <text:list-item>
          <text:p text:style-name="P66"><text:span text:style-name="T8">The</text:span><text:span text:style-name="T2"> hand-in should NOT contain any executable binaries or other compiler output.</text:span></text:p>
        </text:list-item>
      </text:list>
      <text:list xml:id="list1230505936" text:style-name="L9">
        <text:list-item>
          <text:p text:style-name="P67"><text:span text:style-name="T4">T</text:span><text:span text:style-name="T2">he report should be 3 to 5 pages of effective text (excluding front-page and figures). The report should include </text:span><text:span text:style-name="T4">this</text:span><text:span text:style-name="T2">:</text:span></text:p>
        </text:list-item>
      </text:list>
      <text:list xml:id="list2098980956" text:style-name="L10">
        <text:list-item>
          <text:list>
            <text:list-item>
              <text:p text:style-name="P12">Introductions</text:p>
            </text:list-item>
          </text:list>
        </text:list-item>
      </text:list>
      <text:list xml:id="list3440693579" text:style-name="L11">
        <text:list-item>
          <text:list>
            <text:list-item>
              <text:list>
                <text:list-item>
                  <text:p text:style-name="P14">Describe briefly and in your own words the problem you are set to solve. What are you trying to achieve?</text:p>
                </text:list-item>
                <text:list-item>
                  <text:p text:style-name="P14">Did you make any assumptions or simplifications?</text:p>
                </text:list-item>
                <text:list-item>
                  <text:p text:style-name="P14">What is the attack model?</text:p>
                </text:list-item>
              </text:list>
            </text:list-item>
          </text:list>
        </text:list-item>
      </text:list>
      <text:list xml:id="list153520248664219" text:continue-list="list2098980956" text:style-name="L10">
        <text:list-item>
          <text:list>
            <text:list-item>
              <text:p text:style-name="P12">Background Theory</text:p>
            </text:list-item>
          </text:list>
        </text:list-item>
      </text:list>
      <text:list xml:id="list2208022036" text:style-name="L12">
        <text:list-item>
          <text:list>
            <text:list-item>
              <text:list>
                <text:list-item>
                  <text:p text:style-name="P15">Write about some of the key topics you touch on from our curriculum.</text:p>
                </text:list-item>
              </text:list>
            </text:list-item>
          </text:list>
        </text:list-item>
      </text:list>
      <text:list xml:id="list1403175997" text:style-name="L13">
        <text:list-item>
          <text:list>
            <text:list-item>
              <text:list>
                <text:list-item>
                  <text:p text:style-name="P16">Key theorems and insights.</text:p>
                </text:list-item>
              </text:list>
            </text:list-item>
          </text:list>
        </text:list-item>
      </text:list>
      <text:list xml:id="list153521577403133" text:continue-list="list153520248664219" text:style-name="L10">
        <text:list-item>
          <text:list>
            <text:list-item>
              <text:p text:style-name="P13">Your design and implementation</text:p>
            </text:list-item>
          </text:list>
        </text:list-item>
      </text:list>
      <text:list xml:id="list2840479818" text:style-name="L14">
        <text:list-item>
          <text:list>
            <text:list-item>
              <text:list>
                <text:list-item>
                  <text:p text:style-name="P17">Describe interesting and important bits of your implementation.</text:p>
                </text:list-item>
                <text:list-item>
                  <text:p text:style-name="P17">What did you learn?</text:p>
                </text:list-item>
                <text:list-item>
                  <text:p text:style-name="P17">How to distribute public keys?</text:p>
                </text:list-item>
                <text:list-item>
                  <text:p text:style-name="P68"><text:span text:style-name="T4">I</text:span><text:span text:style-name="T2">nclude in the source code, a well-known download location, etc.?</text:span></text:p>
                </text:list-item>
                <text:list-item>
                  <text:p text:style-name="P17">What is the message format?</text:p>
                </text:list-item>
                <text:list-item>
                  <text:p text:style-name="P17">Are you using any interesting algorithms?</text:p>
                </text:list-item>
                <text:list-item>
                  <text:p text:style-name="P17">describe algorithms with code snippets or pseudocode</text:p>
                </text:list-item>
                <text:list-item>
                  <text:p text:style-name="P17">Can you visualize how your program is organized with a figure? Your report should at least have 1 figure.</text:p>
                </text:list-item>
                <text:list-item>
                  <text:p text:style-name="P17">Are you using any particular library or special language features? (e.g., big int calculations in Python)</text:p>
                </text:list-item>
              </text:list>
            </text:list-item>
          </text:list>
        </text:list-item>
      </text:list>
      <text:list xml:id="list153521326850919" text:continue-list="list153521577403133" text:style-name="L10">
        <text:list-item>
          <text:list>
            <text:list-item>
              <text:p text:style-name="P13">Evaluation / Discussions</text:p>
            </text:list-item>
          </text:list>
        </text:list-item>
      </text:list>
      <text:list xml:id="list2299107348" text:style-name="L15">
        <text:list-item>
          <text:list>
            <text:list-item>
              <text:list>
                <text:list-item>
                  <text:p text:style-name="P18">Provide evidence that your implementation solved the problem you were given.</text:p>
                </text:list-item>
                <text:list-item>
                  <text:p text:style-name="P18">Performance graphs, mathematical deductions/inductions, analyses, etc.</text:p>
                </text:list-item>
                <text:list-item>
                  <text:p text:style-name="P18">Can you quantify the performance overhead of your protocol with and without crypto? E.g., when the server runs on your cloud server.</text:p>
                </text:list-item>
              </text:list>
            </text:list-item>
          </text:list>
        </text:list-item>
      </text:list>
      <text:list xml:id="list153521654702014" text:continue-list="list153521326850919" text:style-name="L10">
        <text:list-item>
          <text:list>
            <text:list-item>
              <text:p text:style-name="P13">Conclusions</text:p>
            </text:list-item>
          </text:list>
        </text:list-item>
      </text:list>
      <text:list xml:id="list91740660" text:style-name="L16">
        <text:list-item>
          <text:list>
            <text:list-item>
              <text:list>
                <text:list-item>
                  <text:p text:style-name="P19">Recap the problem you were given and how you solved it.</text:p>
                </text:list-item>
                <text:list-item>
                  <text:p text:style-name="P19">Did you complete the task? Any key findings?</text:p>
                </text:list-item>
              </text:list>
            </text:list-item>
          </text:list>
        </text:list-item>
      </text:list>
      <text:list xml:id="list153521313677256" text:continue-list="list153521654702014" text:style-name="L10">
        <text:list-item>
          <text:list>
            <text:list-item>
              <text:p text:style-name="P13">References</text:p>
            </text:list-item>
          </text:list>
        </text:list-item>
      </text:list>
      <text:list xml:id="list2751032296" text:style-name="L17">
        <text:list-item>
          <text:list>
            <text:list-item>
              <text:list>
                <text:list-item>
                  <text:p text:style-name="P20">Lists of works that support your claims or explain something in further detail.</text:p>
                </text:list-item>
                <text:list-item>
                  <text:p text:style-name="P20">All citations must be used in the text.</text:p>
                </text:list-item>
              </text:list>
            </text:list-item>
          </text:list>
        </text:list-item>
      </text:list>
      <text:p text:style-name="P3">https://github.com/MagnusDH/INF-2310.git</text:p>
      <text:p text:style-name="P3"><text:soft-page-break/></text:p>
      <text:p text:style-name="P3"/>
      <text:p text:style-name="P1">What is:</text:p>
      <text:list xml:id="list3567717502" text:style-name="L18">
        <text:list-item>
          <text:p text:style-name="P21"><text:span text:style-name="T25">Eavesdropping attack</text:span> <text:span text:style-name="T31">is when a hacker takes advantage of an insecure network connection and places himself between the server and the client. This way he has access to the data being transmitted between two devices.</text:span></text:p>
        </text:list-item>
      </text:list>
      <text:list xml:id="list21432550" text:style-name="L19">
        <text:list-item>
          <text:list>
            <text:list-item>
              <text:p text:style-name="P31">To prevent eavesdrop attack use encryption, authentication,</text:p>
            </text:list-item>
          </text:list>
        </text:list-item>
      </text:list>
      <text:list xml:id="list153520027776443" text:continue-list="list3567717502" text:style-name="L18">
        <text:list-item>
          <text:p text:style-name="P57">Man-in-the-middle attacks<text:span text:style-name="T1"> </text:span><text:span text:style-name="T9">occur when a hacker positions himself in the middle of an ongoing connection to impersonate one of the parties making it appear as if a normal exchange of information is underway. </text:span></text:p>
        </text:list-item>
      </text:list>
      <text:list xml:id="list1163727795" text:style-name="L20">
        <text:list-item>
          <text:list>
            <text:list-item>
              <text:p text:style-name="P61"><text:span text:style-name="T9">T</text:span><text:span text:style-name="T1">o prevent MitM attacks use a secure connection like HTTPS</text:span></text:p>
            </text:list-item>
            <text:list-item>
              <text:p text:style-name="P32">Authentication when logging into something insecure</text:p>
            </text:list-item>
            <text:list-item>
              <text:p text:style-name="P32">Virtual private network (VPN). Attacker can not decipher network traffic this way</text:p>
            </text:list-item>
            <text:list-item>
              <text:p text:style-name="P32">Public key pair authentication like RSA to ensure that the things you are communicating with are actually the things you want to be communicating with.</text:p>
            </text:list-item>
          </text:list>
        </text:list-item>
      </text:list>
      <text:list xml:id="list153521546218439" text:continue-list="list153520027776443" text:style-name="L18">
        <text:list-item>
          <text:p text:style-name="P57">Replay attacks<text:span text:style-name="T1"> </text:span><text:span text:style-name="T10">occurs when an attacker </text:span><text:span text:style-name="T11">intercepts an ongoing communication and delays or re-sends data to misdirect the receivers into doing what the hacker want.</text:span></text:p>
        </text:list-item>
      </text:list>
      <text:list xml:id="list1163050278" text:style-name="L21">
        <text:list-item>
          <text:list>
            <text:list-item>
              <text:p text:style-name="P33">To prevent replay attacks encrypt the data that is being sent. </text:p>
            </text:list-item>
            <text:list-item>
              <text:p text:style-name="P33">Sender and receiver can establish a random session key which is a type of code that is only valid for one transaction and cant be used again. </text:p>
            </text:list-item>
            <text:list-item>
              <text:p text:style-name="P33">Add a timestamp for each message. This prevents the time window the hacker has to re-send messages. </text:p>
              <text:p text:style-name="P33"/>
            </text:list-item>
          </text:list>
        </text:list-item>
      </text:list>
      <text:list xml:id="list153520877740510" text:continue-list="list153521546218439" text:style-name="L18">
        <text:list-item>
          <text:p text:style-name="P58"><text:span text:style-name="T30">S</text:span>ymmetric encryption:</text:p>
          <text:list>
            <text:list-item>
              <text:p text:style-name="P34">A message is encrypted and sent over a connection but the message can only be decrypted with a single key. </text:p>
            </text:list-item>
            <text:list-item>
              <text:p text:style-name="P34">This is not a secure way to send messages because the key has to be shared and there is no totally secure way to share the key. <text:span text:style-name="T35"><text:s/></text:span><text:span text:style-name="T29"><text:s/></text:span></text:p>
            </text:list-item>
          </text:list>
        </text:list-item>
        <text:list-item>
          <text:p text:style-name="P58"><text:span text:style-name="T30">A</text:span>symmetric encryption:<text:span text:style-name="T1"> </text:span></text:p>
          <text:list>
            <text:list-item>
              <text:p text:style-name="P35">A connection between the client and the server has been made</text:p>
            </text:list-item>
            <text:list-item>
              <text:p text:style-name="P35">The client sends its public key to the server and the server sends its public key to the client</text:p>
            </text:list-item>
            <text:list-item>
              <text:p text:style-name="P35">A message can be encrypted using the public key but can ONLY be decrypted by a private key.</text:p>
            </text:list-item>
            <text:list-item>
              <text:p text:style-name="P35">So lets say the server encrypts a message with the clients public key and sends the message. Now even the server can not decrypt the message because it is encrypted with the clients public key which can only be decrypted by the clients private key. </text:p>
            </text:list-item>
          </text:list>
          <text:p text:style-name="P35"/>
        </text:list-item>
        <text:list-item>
          <text:p text:style-name="P62">RSA and AES encryption algorithms<text:span text:style-name="T1">:</text:span></text:p>
          <text:list>
            <text:list-item>
              <text:p text:style-name="P36"><text:span text:style-name="T29">Advanced Encryption Standard (</text:span><text:span text:style-name="T28">AES</text:span><text:span text:style-name="T29">)</text:span><text:span text:style-name="T34"> is an encryption algorithm used in symmetric encryption</text:span>.</text:p>
            </text:list-item>
            <text:list-item>
              <text:p text:style-name="P62">Rivest-Shamir-Adleman (RSA<text:span text:style-name="T1">)</text:span> <text:span text:style-name="T1">is an encryption algorithm used in asymmetric encryption. </text:span></text:p>
              <text:p text:style-name="P37"/>
            </text:list-item>
          </text:list>
        </text:list-item>
        <text:list-item>
          <text:p text:style-name="P59"><text:span text:style-name="T37">C</text:span>onfidentiality <text:span text:style-name="T13">means that information is protected from unauthorized </text:span><text:span text:style-name="T14">users</text:span><text:span text:style-name="T13">.</text:span></text:p>
        </text:list-item>
        <text:list-item>
          <text:p text:style-name="P60"><text:span text:style-name="T38">I</text:span>ntegrity<text:span text:style-name="T1"> </text:span><text:span text:style-name="T13">means that data is trustworthy, complete and have not been accidentially altered or modified by an unauthorized user. </text:span></text:p>
          <text:p text:style-name="P22"/>
        </text:list-item>
        <text:list-item>
          <text:p text:style-name="P63"><text:span text:style-name="T32">H</text:span>ow does a file transferring system over the internet work:</text:p>
          <text:list>
            <text:list-item>
              <text:p text:style-name="P38">The client wants to establish a connection with a server by sending a request.</text:p>
            </text:list-item>
            <text:list-item>
              <text:p text:style-name="P39">The server responds to the request and sends over a certificate <text:span text:style-name="T36">(SSL) </text:span>to tell that it is actually the host of the domain<text:span text:style-name="T33">(this is done by )and also sends over a public key.</text:span></text:p>
            </text:list-item>
            <text:list-item>
              <text:p text:style-name="P40"><text:soft-page-break/>The SSL certificate is sent in a secure way by the server encrypting the certificate with its private key. The certificate is then sent along with the public key which can decrypt the certificate message. In a case where an attacker has unlocked the certificate message before it reaches the client, then the attacker won’t be able to encrypt the certificate message again and send it to the client, and so the client knows that the message has been opened. </text:p>
            </text:list-item>
            <text:list-item>
              <text:p text:style-name="P41">The public key can be seen by anybody but is only used to encrypt data not decrypt it. </text:p>
            </text:list-item>
            <text:list-item>
              <text:p text:style-name="P42">The client generates a secret key which is encrypted using the services public key and sends it to the server.</text:p>
            </text:list-item>
            <text:list-item>
              <text:p text:style-name="P42">Since the client encrypted the secret key data by using the public key, the server can decrypt that data by using its own secret key.</text:p>
            </text:list-item>
            <text:list-item>
              <text:p text:style-name="P42">At this point both the client and the server has the same secret key </text:p>
            </text:list-item>
            <text:list-item>
              <text:p text:style-name="P42">Using the public key, the secret key and the bytes sent between the two, they can both generate a session key that is the exact same for both sides. </text:p>
            </text:list-item>
            <text:list-item>
              <text:p text:style-name="P42">They can now both use the session key to encrypt and decrypt messages sent between the two. </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Numbering_20_Symbols" style:display-name="Numbering Symbols" style:family="text">
      <style:text-properties fo:font-weight="normal" style:font-weight-asian="normal" style:font-weight-complex="normal"/>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2-02T11:16:01.907435028</meta:creation-date>
    <dc:date>2023-02-09T15:18:47.164328232</dc:date>
    <meta:editing-duration>PT19H39M24S</meta:editing-duration>
    <meta:editing-cycles>77</meta:editing-cycles>
    <meta:generator>LibreOffice/6.0.7.3$Linux_X86_64 LibreOffice_project/00m0$Build-3</meta:generator>
    <meta:document-statistic meta:table-count="0" meta:image-count="0" meta:object-count="0" meta:page-count="4" meta:paragraph-count="118" meta:word-count="1574" meta:character-count="8841" meta:non-whitespace-character-count="7471"/>
  </office:meta>
</office:document-meta>
</file>